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22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992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22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padding="0.028in"/>
      <style:text-properties style:text-position=""/>
    </style:style>
    <style:style style:name="ce2" style:family="table-cell" style:parent-style-name="Excel_20_Built-in_20_Normal">
      <style:table-cell-properties fo:padding="0.028in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Excel_20_Built-in_20_Normal" style:data-style-name="N0">
      <style:table-cell-properties fo:padding="0.028in"/>
    </style:style>
    <style:style style:name="ce5" style:family="table-cell" style:parent-style-name="Excel_20_Built-in_20_Normal" style:data-style-name="N147">
      <style:table-cell-properties fo:padding="0.028in"/>
    </style:style>
    <style:style style:name="ce6" style:family="table-cell" style:parent-style-name="Default" style:data-style-name="N147">
      <style:table-cell-properties fo:padding="0.028in"/>
    </style:style>
    <style:style style:name="ce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8" style:family="table-cell" style:parent-style-name="Excel_20_Built-in_20_Normal" style:data-style-name="N10120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Image No</text:p>
          </table:table-cell>
          <table:table-cell office:value-type="string" calcext:value-type="string">
            <text:p>Logo ID</text:p>
          </table:table-cell>
          <table:table-cell office:value-type="string" calcext:value-type="string">
            <text:p>Signature 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ocument_Type</text:p>
          </table:table-cell>
          <table:table-cell office:value-type="string" calcext:value-type="string">
            <text:p>Stamp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5-04" calcext:value-type="date">
            <text:p>04/05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date" office:date-value="2015-01-15" calcext:value-type="date">
            <text:p>15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5-28" calcext:value-type="date">
            <text:p>28/05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34]+1" office:value-type="float" office:value="534" calcext:value-type="float">
            <text:p>53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37]+1" office:value-type="float" office:value="537" calcext:value-type="float">
            <text:p>53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39]+1" office:value-type="float" office:value="539" calcext:value-type="float">
            <text:p>53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53]+1" office:value-type="float" office:value="553" calcext:value-type="float">
            <text:p>55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64]+1" office:value-type="float" office:value="564" calcext:value-type="float">
            <text:p>5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65]+1" office:value-type="float" office:value="565" calcext:value-type="float">
            <text:p>56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66]+1" office:value-type="float" office:value="566" calcext:value-type="float">
            <text:p>5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67]+1" office:value-type="float" office:value="567" calcext:value-type="float">
            <text:p>56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68]+1" office:value-type="float" office:value="568" calcext:value-type="float">
            <text:p>56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69]+1" office:value-type="float" office:value="569" calcext:value-type="float">
            <text:p>56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70]+1" office:value-type="float" office:value="570" calcext:value-type="float">
            <text:p>57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71]+1" office:value-type="float" office:value="571" calcext:value-type="float">
            <text:p>57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72]+1" office:value-type="float" office:value="572" calcext:value-type="float">
            <text:p>57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73]+1" office:value-type="float" office:value="573" calcext:value-type="float">
            <text:p>57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74]+1" office:value-type="float" office:value="574" calcext:value-type="float">
            <text:p>57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75]+1" office:value-type="float" office:value="575" calcext:value-type="float">
            <text:p>5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76]+1" office:value-type="float" office:value="576" calcext:value-type="float">
            <text:p>57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formula="of:=[.A577]+1"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78]+1" office:value-type="float" office:value="578" calcext:value-type="float">
            <text:p>57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79]+1" office:value-type="float" office:value="579" calcext:value-type="float">
            <text:p>57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80]+1" office:value-type="float" office:value="580" calcext:value-type="float">
            <text:p>58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81]+1" office:value-type="float" office:value="581" calcext:value-type="float">
            <text:p>58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82]+1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83]+1" office:value-type="float" office:value="583" calcext:value-type="float">
            <text:p>58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84]+1" office:value-type="float" office:value="584" calcext:value-type="float">
            <text:p>58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85]+1" office:value-type="float" office:value="585" calcext:value-type="float">
            <text:p>58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86]+1" office:value-type="float" office:value="586" calcext:value-type="float">
            <text:p>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87]+1" office:value-type="float" office:value="587" calcext:value-type="float">
            <text:p>58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88]+1" office:value-type="float" office:value="588" calcext:value-type="float">
            <text:p>58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89]+1" office:value-type="float" office:value="589" calcext:value-type="float">
            <text:p>58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90]+1"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91]+1"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92]+1"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93]+1" office:value-type="float" office:value="593" calcext:value-type="float">
            <text:p>59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94]+1"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95]+1"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96]+1" office:value-type="float" office:value="596" calcext:value-type="float">
            <text:p>59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97]+1" office:value-type="float" office:value="597" calcext:value-type="float">
            <text:p>59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98]+1" office:value-type="float" office:value="598" calcext:value-type="float">
            <text:p>59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599]+1" office:value-type="float" office:value="599" calcext:value-type="float">
            <text:p>59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600]+1"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601]+1" office:value-type="float" office:value="601" calcext:value-type="float">
            <text:p>60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602]+1" office:value-type="float" office:value="602" calcext:value-type="float">
            <text:p>60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603]+1"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604]+1" office:value-type="float" office:value="604" calcext:value-type="float">
            <text:p>60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605]+1" office:value-type="float" office:value="605" calcext:value-type="float">
            <text:p>6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606]+1" office:value-type="float" office:value="606" calcext:value-type="float">
            <text:p>60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607]+1" office:value-type="float" office:value="607" calcext:value-type="float">
            <text:p>60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608]+1"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formula="of:=[.A609]+1"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10]+1" office:value-type="float" office:value="610" calcext:value-type="float">
            <text:p>61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11]+1"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12]+1"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13]+1" office:value-type="float" office:value="613" calcext:value-type="float">
            <text:p>6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14]+1" office:value-type="float" office:value="614" calcext:value-type="float">
            <text:p>6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15]+1" office:value-type="float" office:value="615" calcext:value-type="float">
            <text:p>61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16]+1" office:value-type="float" office:value="616" calcext:value-type="float">
            <text:p>6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17]+1" office:value-type="float" office:value="617" calcext:value-type="float">
            <text:p>61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18]+1" office:value-type="float" office:value="618" calcext:value-type="float">
            <text:p>61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19]+1" office:value-type="float" office:value="619" calcext:value-type="float">
            <text:p>61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20]+1" office:value-type="float" office:value="620" calcext:value-type="float">
            <text:p>62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21]+1" office:value-type="float" office:value="621" calcext:value-type="float">
            <text:p>62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22]+1" office:value-type="float" office:value="622" calcext:value-type="float">
            <text:p>6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23]+1" office:value-type="float" office:value="623" calcext:value-type="float">
            <text:p>62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24]+1" office:value-type="float" office:value="624" calcext:value-type="float">
            <text:p>6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25]+1" office:value-type="float" office:value="625" calcext:value-type="float">
            <text:p>62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26]+1" office:value-type="float" office:value="626" calcext:value-type="float">
            <text:p>62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27]+1" office:value-type="float" office:value="627" calcext:value-type="float">
            <text:p>62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28]+1" office:value-type="float" office:value="628" calcext:value-type="float">
            <text:p>6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29]+1" office:value-type="float" office:value="629" calcext:value-type="float">
            <text:p>62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30]+1" office:value-type="float" office:value="630" calcext:value-type="float">
            <text:p>6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31]+1" office:value-type="float" office:value="631" calcext:value-type="float">
            <text:p>63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32]+1" office:value-type="float" office:value="632" calcext:value-type="float">
            <text:p>63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33]+1" office:value-type="float" office:value="633" calcext:value-type="float">
            <text:p>63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34]+1" office:value-type="float" office:value="634" calcext:value-type="float">
            <text:p>63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35]+1" office:value-type="float" office:value="635" calcext:value-type="float">
            <text:p>6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36]+1" office:value-type="float" office:value="636" calcext:value-type="float">
            <text:p>6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37]+1" office:value-type="float" office:value="637" calcext:value-type="float">
            <text:p>63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38]+1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39]+1" office:value-type="float" office:value="639" calcext:value-type="float">
            <text:p>63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40]+1" office:value-type="float" office:value="640" calcext:value-type="float">
            <text:p>64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[.A641]+1"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42]+1" office:value-type="float" office:value="642" calcext:value-type="float">
            <text:p>64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43]+1" office:value-type="float" office:value="643" calcext:value-type="float">
            <text:p>64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44]+1" office:value-type="float" office:value="644" calcext:value-type="float">
            <text:p>64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45]+1" office:value-type="float" office:value="645" calcext:value-type="float">
            <text:p>64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46]+1" office:value-type="float" office:value="646" calcext:value-type="float">
            <text:p>64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47]+1" office:value-type="float" office:value="647" calcext:value-type="float">
            <text:p>64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48]+1" office:value-type="float" office:value="648" calcext:value-type="float">
            <text:p>64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49]+1" office:value-type="float" office:value="649" calcext:value-type="float">
            <text:p>64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50]+1"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51]+1" office:value-type="float" office:value="651" calcext:value-type="float">
            <text:p>65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52]+1" office:value-type="float" office:value="652" calcext:value-type="float">
            <text:p>65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53]+1" office:value-type="float" office:value="653" calcext:value-type="float">
            <text:p>65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54]+1" office:value-type="float" office:value="654" calcext:value-type="float">
            <text:p>65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55]+1" office:value-type="float" office:value="655" calcext:value-type="float">
            <text:p>65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56]+1" office:value-type="float" office:value="656" calcext:value-type="float">
            <text:p>6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57]+1" office:value-type="float" office:value="657" calcext:value-type="float">
            <text:p>65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58]+1" office:value-type="float" office:value="658" calcext:value-type="float">
            <text:p>65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59]+1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60]+1" office:value-type="float" office:value="660" calcext:value-type="float">
            <text:p>66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61]+1" office:value-type="float" office:value="661" calcext:value-type="float">
            <text:p>66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62]+1"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63]+1" office:value-type="float" office:value="663" calcext:value-type="float">
            <text:p>66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64]+1"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65]+1" office:value-type="float" office:value="665" calcext:value-type="float">
            <text:p>66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66]+1" office:value-type="float" office:value="666" calcext:value-type="float">
            <text:p>66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67]+1" office:value-type="float" office:value="667" calcext:value-type="float">
            <text:p>66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68]+1" office:value-type="float" office:value="668" calcext:value-type="float">
            <text:p>6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69]+1" office:value-type="float" office:value="669" calcext:value-type="float">
            <text:p>66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70]+1" office:value-type="float" office:value="670" calcext:value-type="float">
            <text:p>67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71]+1" office:value-type="float" office:value="671" calcext:value-type="float">
            <text:p>67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72]+1" office:value-type="float" office:value="672" calcext:value-type="float">
            <text:p>67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2-25" calcext:value-type="date">
            <text:p>25/02/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formula="of:=[.A673]+1"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74]+1" office:value-type="float" office:value="674" calcext:value-type="float">
            <text:p>67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75]+1" office:value-type="float" office:value="675" calcext:value-type="float">
            <text:p>67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76]+1" office:value-type="float" office:value="676" calcext:value-type="float">
            <text:p>67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77]+1" office:value-type="float" office:value="677" calcext:value-type="float">
            <text:p>67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78]+1" office:value-type="float" office:value="678" calcext:value-type="float">
            <text:p>67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79]+1" office:value-type="float" office:value="679" calcext:value-type="float">
            <text:p>679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80]+1" office:value-type="float" office:value="680" calcext:value-type="float">
            <text:p>68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81]+1" office:value-type="float" office:value="681" calcext:value-type="float">
            <text:p>68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82]+1" office:value-type="float" office:value="682" calcext:value-type="float">
            <text:p>68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83]+1" office:value-type="float" office:value="683" calcext:value-type="float">
            <text:p>68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84]+1" office:value-type="float" office:value="684" calcext:value-type="float">
            <text:p>68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85]+1" office:value-type="float" office:value="685" calcext:value-type="float">
            <text:p>68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86]+1" office:value-type="float" office:value="686" calcext:value-type="float">
            <text:p>68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87]+1" office:value-type="float" office:value="687" calcext:value-type="float">
            <text:p>68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88]+1" office:value-type="float" office:value="688" calcext:value-type="float">
            <text:p>68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89]+1"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90]+1" office:value-type="float" office:value="690" calcext:value-type="float">
            <text:p>69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91]+1" office:value-type="float" office:value="691" calcext:value-type="float">
            <text:p>69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92]+1" office:value-type="float" office:value="692" calcext:value-type="float">
            <text:p>69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93]+1" office:value-type="float" office:value="693" calcext:value-type="float">
            <text:p>69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94]+1" office:value-type="float" office:value="694" calcext:value-type="float">
            <text:p>69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95]+1" office:value-type="float" office:value="695" calcext:value-type="float">
            <text:p>69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96]+1" office:value-type="float" office:value="696" calcext:value-type="float">
            <text:p>69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97]+1" office:value-type="float" office:value="697" calcext:value-type="float">
            <text:p>69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98]+1" office:value-type="float" office:value="698" calcext:value-type="float">
            <text:p>69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699]+1" office:value-type="float" office:value="699" calcext:value-type="float">
            <text:p>69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700]+1"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701]+1" office:value-type="float" office:value="701" calcext:value-type="float">
            <text:p>70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702]+1"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703]+1" office:value-type="float" office:value="703" calcext:value-type="float">
            <text:p>70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704]+1" office:value-type="float" office:value="704" calcext:value-type="float">
            <text:p>70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[.A705]+1"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06]+1" office:value-type="float" office:value="706" calcext:value-type="float">
            <text:p>70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07]+1" office:value-type="float" office:value="707" calcext:value-type="float">
            <text:p>70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08]+1" office:value-type="float" office:value="708" calcext:value-type="float">
            <text:p>70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09]+1" office:value-type="float" office:value="709" calcext:value-type="float">
            <text:p>70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10]+1" office:value-type="float" office:value="710" calcext:value-type="float">
            <text:p>71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11]+1" office:value-type="float" office:value="711" calcext:value-type="float">
            <text:p>7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12]+1" office:value-type="float" office:value="712" calcext:value-type="float">
            <text:p>7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13]+1" office:value-type="float" office:value="713" calcext:value-type="float">
            <text:p>71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14]+1"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15]+1"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16]+1" office:value-type="float" office:value="716" calcext:value-type="float">
            <text:p>7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17]+1" office:value-type="float" office:value="717" calcext:value-type="float">
            <text:p>7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18]+1" office:value-type="float" office:value="718" calcext:value-type="float">
            <text:p>71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19]+1" office:value-type="float" office:value="719" calcext:value-type="float">
            <text:p>7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20]+1" office:value-type="float" office:value="720" calcext:value-type="float">
            <text:p>7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21]+1" office:value-type="float" office:value="721" calcext:value-type="float">
            <text:p>72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22]+1" office:value-type="float" office:value="722" calcext:value-type="float">
            <text:p>7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23]+1" office:value-type="float" office:value="723" calcext:value-type="float">
            <text:p>72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24]+1" office:value-type="float" office:value="724" calcext:value-type="float">
            <text:p>7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25]+1" office:value-type="float" office:value="725" calcext:value-type="float">
            <text:p>72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26]+1" office:value-type="float" office:value="726" calcext:value-type="float">
            <text:p>72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27]+1" office:value-type="float" office:value="727" calcext:value-type="float">
            <text:p>72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28]+1" office:value-type="float" office:value="728" calcext:value-type="float">
            <text:p>72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29]+1" office:value-type="float" office:value="729" calcext:value-type="float">
            <text:p>72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30]+1" office:value-type="float" office:value="730" calcext:value-type="float">
            <text:p>73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31]+1" office:value-type="float" office:value="731" calcext:value-type="float">
            <text:p>73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32]+1" office:value-type="float" office:value="732" calcext:value-type="float">
            <text:p>7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33]+1" office:value-type="float" office:value="733" calcext:value-type="float">
            <text:p>73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34]+1" office:value-type="float" office:value="734" calcext:value-type="float">
            <text:p>73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35]+1" office:value-type="float" office:value="735" calcext:value-type="float">
            <text:p>73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36]+1" office:value-type="float" office:value="736" calcext:value-type="float">
            <text:p>73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formula="of:=[.A737]+1"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38]+1" office:value-type="float" office:value="738" calcext:value-type="float">
            <text:p>73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39]+1" office:value-type="float" office:value="739" calcext:value-type="float">
            <text:p>73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40]+1"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41]+1" office:value-type="float" office:value="741" calcext:value-type="float">
            <text:p>74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42]+1" office:value-type="float" office:value="742" calcext:value-type="float">
            <text:p>74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43]+1" office:value-type="float" office:value="743" calcext:value-type="float">
            <text:p>74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44]+1" office:value-type="float" office:value="744" calcext:value-type="float">
            <text:p>74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45]+1" office:value-type="float" office:value="745" calcext:value-type="float">
            <text:p>74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46]+1" office:value-type="float" office:value="746" calcext:value-type="float">
            <text:p>74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47]+1" office:value-type="float" office:value="747" calcext:value-type="float">
            <text:p>74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48]+1" office:value-type="float" office:value="748" calcext:value-type="float">
            <text:p>7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49]+1" office:value-type="float" office:value="749" calcext:value-type="float">
            <text:p>74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50]+1"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51]+1" office:value-type="float" office:value="751" calcext:value-type="float">
            <text:p>75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52]+1" office:value-type="float" office:value="752" calcext:value-type="float">
            <text:p>75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53]+1" office:value-type="float" office:value="753" calcext:value-type="float">
            <text:p>75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54]+1" office:value-type="float" office:value="754" calcext:value-type="float">
            <text:p>75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55]+1" office:value-type="float" office:value="755" calcext:value-type="float">
            <text:p>75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56]+1" office:value-type="float" office:value="756" calcext:value-type="float">
            <text:p>75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57]+1" office:value-type="float" office:value="757" calcext:value-type="float">
            <text:p>75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58]+1" office:value-type="float" office:value="758" calcext:value-type="float">
            <text:p>75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59]+1" office:value-type="float" office:value="759" calcext:value-type="float">
            <text:p>75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60]+1" office:value-type="float" office:value="760" calcext:value-type="float">
            <text:p>76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61]+1" office:value-type="float" office:value="761" calcext:value-type="float">
            <text:p>76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62]+1" office:value-type="float" office:value="762" calcext:value-type="float">
            <text:p>76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63]+1" office:value-type="float" office:value="763" calcext:value-type="float">
            <text:p>76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64]+1" office:value-type="float" office:value="764" calcext:value-type="float">
            <text:p>76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65]+1" office:value-type="float" office:value="765" calcext:value-type="float">
            <text:p>76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66]+1" office:value-type="float" office:value="766" calcext:value-type="float">
            <text:p>7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67]+1"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68]+1" office:value-type="float" office:value="768" calcext:value-type="float">
            <text:p>76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[.A769]+1"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70]+1" office:value-type="float" office:value="770" calcext:value-type="float">
            <text:p>77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71]+1" office:value-type="float" office:value="771" calcext:value-type="float">
            <text:p>77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72]+1" office:value-type="float" office:value="772" calcext:value-type="float">
            <text:p>77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73]+1" office:value-type="float" office:value="773" calcext:value-type="float">
            <text:p>77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74]+1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75]+1" office:value-type="float" office:value="775" calcext:value-type="float">
            <text:p>77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76]+1" office:value-type="float" office:value="776" calcext:value-type="float">
            <text:p>77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77]+1" office:value-type="float" office:value="777" calcext:value-type="float">
            <text:p>77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78]+1" office:value-type="float" office:value="778" calcext:value-type="float">
            <text:p>77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79]+1" office:value-type="float" office:value="779" calcext:value-type="float">
            <text:p>779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80]+1" office:value-type="float" office:value="780" calcext:value-type="float">
            <text:p>78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81]+1" office:value-type="float" office:value="781" calcext:value-type="float">
            <text:p>78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82]+1" office:value-type="float" office:value="782" calcext:value-type="float">
            <text:p>78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83]+1" office:value-type="float" office:value="783" calcext:value-type="float">
            <text:p>78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84]+1" office:value-type="float" office:value="784" calcext:value-type="float">
            <text:p>78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85]+1" office:value-type="float" office:value="785" calcext:value-type="float">
            <text:p>78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86]+1" office:value-type="float" office:value="786" calcext:value-type="float">
            <text:p>78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87]+1" office:value-type="float" office:value="787" calcext:value-type="float">
            <text:p>78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88]+1" office:value-type="float" office:value="788" calcext:value-type="float">
            <text:p>78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89]+1" office:value-type="float" office:value="789" calcext:value-type="float">
            <text:p>78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90]+1" office:value-type="float" office:value="790" calcext:value-type="float">
            <text:p>79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91]+1" office:value-type="float" office:value="791" calcext:value-type="float">
            <text:p>79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92]+1" office:value-type="float" office:value="792" calcext:value-type="float">
            <text:p>79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93]+1" office:value-type="float" office:value="793" calcext:value-type="float">
            <text:p>79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94]+1" office:value-type="float" office:value="794" calcext:value-type="float">
            <text:p>79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95]+1" office:value-type="float" office:value="795" calcext:value-type="float">
            <text:p>79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96]+1"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97]+1" office:value-type="float" office:value="797" calcext:value-type="float">
            <text:p>79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98]+1" office:value-type="float" office:value="798" calcext:value-type="float">
            <text:p>79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799]+1" office:value-type="float" office:value="799" calcext:value-type="float">
            <text:p>79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800]+1"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formula="of:=[.A801]+1"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02]+1" office:value-type="float" office:value="802" calcext:value-type="float">
            <text:p>80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03]+1" office:value-type="float" office:value="803" calcext:value-type="float">
            <text:p>80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04]+1" office:value-type="float" office:value="804" calcext:value-type="float">
            <text:p>80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05]+1"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06]+1" office:value-type="float" office:value="806" calcext:value-type="float">
            <text:p>80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07]+1" office:value-type="float" office:value="807" calcext:value-type="float">
            <text:p>80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08]+1" office:value-type="float" office:value="808" calcext:value-type="float">
            <text:p>80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09]+1" office:value-type="float" office:value="809" calcext:value-type="float">
            <text:p>80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10]+1" office:value-type="float" office:value="810" calcext:value-type="float">
            <text:p>8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11]+1" office:value-type="float" office:value="811" calcext:value-type="float">
            <text:p>81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12]+1" office:value-type="float" office:value="812" calcext:value-type="float">
            <text:p>81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13]+1" office:value-type="float" office:value="813" calcext:value-type="float">
            <text:p>8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14]+1"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15]+1" office:value-type="float" office:value="815" calcext:value-type="float">
            <text:p>8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16]+1" office:value-type="float" office:value="816" calcext:value-type="float">
            <text:p>81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17]+1" office:value-type="float" office:value="817" calcext:value-type="float">
            <text:p>81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18]+1" office:value-type="float" office:value="818" calcext:value-type="float">
            <text:p>8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19]+1" office:value-type="float" office:value="819" calcext:value-type="float">
            <text:p>81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20]+1"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21]+1" office:value-type="float" office:value="821" calcext:value-type="float">
            <text:p>82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22]+1" office:value-type="float" office:value="822" calcext:value-type="float">
            <text:p>8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23]+1" office:value-type="float" office:value="823" calcext:value-type="float">
            <text:p>82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24]+1" office:value-type="float" office:value="824" calcext:value-type="float">
            <text:p>82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25]+1" office:value-type="float" office:value="825" calcext:value-type="float">
            <text:p>82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26]+1" office:value-type="float" office:value="826" calcext:value-type="float">
            <text:p>82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27]+1" office:value-type="float" office:value="827" calcext:value-type="float">
            <text:p>82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28]+1" office:value-type="float" office:value="828" calcext:value-type="float">
            <text:p>8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29]+1" office:value-type="float" office:value="829" calcext:value-type="float">
            <text:p>82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30]+1" office:value-type="float" office:value="830" calcext:value-type="float">
            <text:p>83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31]+1" office:value-type="float" office:value="831" calcext:value-type="float">
            <text:p>83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32]+1" office:value-type="float" office:value="832" calcext:value-type="float">
            <text:p>83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[.A833]+1"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34]+1" office:value-type="float" office:value="834" calcext:value-type="float">
            <text:p>83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35]+1" office:value-type="float" office:value="835" calcext:value-type="float">
            <text:p>83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36]+1" office:value-type="float" office:value="836" calcext:value-type="float">
            <text:p>83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37]+1" office:value-type="float" office:value="837" calcext:value-type="float">
            <text:p>83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38]+1" office:value-type="float" office:value="838" calcext:value-type="float">
            <text:p>83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39]+1" office:value-type="float" office:value="839" calcext:value-type="float">
            <text:p>83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40]+1" office:value-type="float" office:value="840" calcext:value-type="float">
            <text:p>84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41]+1" office:value-type="float" office:value="841" calcext:value-type="float">
            <text:p>84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42]+1" office:value-type="float" office:value="842" calcext:value-type="float">
            <text:p>84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43]+1" office:value-type="float" office:value="843" calcext:value-type="float">
            <text:p>84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44]+1" office:value-type="float" office:value="844" calcext:value-type="float">
            <text:p>84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45]+1" office:value-type="float" office:value="845" calcext:value-type="float">
            <text:p>84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46]+1" office:value-type="float" office:value="846" calcext:value-type="float">
            <text:p>84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47]+1" office:value-type="float" office:value="847" calcext:value-type="float">
            <text:p>84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48]+1" office:value-type="float" office:value="848" calcext:value-type="float">
            <text:p>84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49]+1" office:value-type="float" office:value="849" calcext:value-type="float">
            <text:p>84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50]+1"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51]+1" office:value-type="float" office:value="851" calcext:value-type="float">
            <text:p>85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52]+1" office:value-type="float" office:value="852" calcext:value-type="float">
            <text:p>85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53]+1" office:value-type="float" office:value="853" calcext:value-type="float">
            <text:p>85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54]+1" office:value-type="float" office:value="854" calcext:value-type="float">
            <text:p>85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55]+1"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56]+1"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57]+1" office:value-type="float" office:value="857" calcext:value-type="float">
            <text:p>85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58]+1" office:value-type="float" office:value="858" calcext:value-type="float">
            <text:p>85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59]+1" office:value-type="float" office:value="859" calcext:value-type="float">
            <text:p>85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60]+1"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61]+1" office:value-type="float" office:value="861" calcext:value-type="float">
            <text:p>86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62]+1" office:value-type="float" office:value="862" calcext:value-type="float">
            <text:p>86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63]+1" office:value-type="float" office:value="863" calcext:value-type="float">
            <text:p>86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64]+1" office:value-type="float" office:value="864" calcext:value-type="float">
            <text:p>86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[.A865]+1"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66]+1" office:value-type="float" office:value="866" calcext:value-type="float">
            <text:p>86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67]+1" office:value-type="float" office:value="867" calcext:value-type="float">
            <text:p>86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68]+1" office:value-type="float" office:value="868" calcext:value-type="float">
            <text:p>86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69]+1" office:value-type="float" office:value="869" calcext:value-type="float">
            <text:p>86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70]+1" office:value-type="float" office:value="870" calcext:value-type="float">
            <text:p>87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71]+1" office:value-type="float" office:value="871" calcext:value-type="float">
            <text:p>87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72]+1" office:value-type="float" office:value="872" calcext:value-type="float">
            <text:p>87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73]+1" office:value-type="float" office:value="873" calcext:value-type="float">
            <text:p>8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74]+1" office:value-type="float" office:value="874" calcext:value-type="float">
            <text:p>87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75]+1" office:value-type="float" office:value="875" calcext:value-type="float">
            <text:p>87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76]+1" office:value-type="float" office:value="876" calcext:value-type="float">
            <text:p>87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77]+1" office:value-type="float" office:value="877" calcext:value-type="float">
            <text:p>87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78]+1" office:value-type="float" office:value="878" calcext:value-type="float">
            <text:p>87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79]+1" office:value-type="float" office:value="879" calcext:value-type="float">
            <text:p>87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80]+1" office:value-type="float" office:value="880" calcext:value-type="float">
            <text:p>88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81]+1" office:value-type="float" office:value="881" calcext:value-type="float">
            <text:p>88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82]+1" office:value-type="float" office:value="882" calcext:value-type="float">
            <text:p>88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83]+1" office:value-type="float" office:value="883" calcext:value-type="float">
            <text:p>88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84]+1" office:value-type="float" office:value="884" calcext:value-type="float">
            <text:p>88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85]+1" office:value-type="float" office:value="885" calcext:value-type="float">
            <text:p>88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86]+1" office:value-type="float" office:value="886" calcext:value-type="float">
            <text:p>88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87]+1" office:value-type="float" office:value="887" calcext:value-type="float">
            <text:p>88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88]+1" office:value-type="float" office:value="888" calcext:value-type="float">
            <text:p>88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89]+1" office:value-type="float" office:value="889" calcext:value-type="float">
            <text:p>8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90]+1" office:value-type="float" office:value="890" calcext:value-type="float">
            <text:p>89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91]+1" office:value-type="float" office:value="891" calcext:value-type="float">
            <text:p>89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92]+1" office:value-type="float" office:value="892" calcext:value-type="float">
            <text:p>89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93]+1" office:value-type="float" office:value="893" calcext:value-type="float">
            <text:p>89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94]+1" office:value-type="float" office:value="894" calcext:value-type="float">
            <text:p>89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95]+1" office:value-type="float" office:value="895" calcext:value-type="float">
            <text:p>89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96]+1" office:value-type="float" office:value="896" calcext:value-type="float">
            <text:p>89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[.A897]+1"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898]+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899]+1"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00]+1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01]+1"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02]+1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03]+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04]+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05]+1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06]+1"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07]+1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08]+1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09]+1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10]+1"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11]+1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12]+1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13]+1"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14]+1"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15]+1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16]+1"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17]+1"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18]+1"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19]+1"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20]+1"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21]+1"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22]+1"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23]+1"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24]+1"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25]+1"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26]+1"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27]+1"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28]+1"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29]+1"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30]+1" office:value-type="float" office:value="930" calcext:value-type="float">
            <text:p>93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31]+1"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32]+1" office:value-type="float" office:value="932" calcext:value-type="float">
            <text:p>93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33]+1" office:value-type="float" office:value="933" calcext:value-type="float">
            <text:p>93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34]+1" office:value-type="float" office:value="934" calcext:value-type="float">
            <text:p>93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35]+1" office:value-type="float" office:value="935" calcext:value-type="float">
            <text:p>93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36]+1" office:value-type="float" office:value="936" calcext:value-type="float">
            <text:p>93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37]+1" office:value-type="float" office:value="937" calcext:value-type="float">
            <text:p>9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38]+1" office:value-type="float" office:value="938" calcext:value-type="float">
            <text:p>93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39]+1" office:value-type="float" office:value="939" calcext:value-type="float">
            <text:p>93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40]+1" office:value-type="float" office:value="940" calcext:value-type="float">
            <text:p>94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41]+1" office:value-type="float" office:value="941" calcext:value-type="float">
            <text:p>94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42]+1" office:value-type="float" office:value="942" calcext:value-type="float">
            <text:p>94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43]+1" office:value-type="float" office:value="943" calcext:value-type="float">
            <text:p>94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44]+1" office:value-type="float" office:value="944" calcext:value-type="float">
            <text:p>94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45]+1" office:value-type="float" office:value="945" calcext:value-type="float">
            <text:p>94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46]+1" office:value-type="float" office:value="946" calcext:value-type="float">
            <text:p>94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47]+1" office:value-type="float" office:value="947" calcext:value-type="float">
            <text:p>94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48]+1"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49]+1" office:value-type="float" office:value="949" calcext:value-type="float">
            <text:p>94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50]+1" office:value-type="float" office:value="950" calcext:value-type="float">
            <text:p>95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51]+1" office:value-type="float" office:value="951" calcext:value-type="float">
            <text:p>95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52]+1" office:value-type="float" office:value="952" calcext:value-type="float">
            <text:p>95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53]+1" office:value-type="float" office:value="953" calcext:value-type="float">
            <text:p>95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54]+1" office:value-type="float" office:value="954" calcext:value-type="float">
            <text:p>95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55]+1" office:value-type="float" office:value="955" calcext:value-type="float">
            <text:p>95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56]+1" office:value-type="float" office:value="956" calcext:value-type="float">
            <text:p>95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57]+1" office:value-type="float" office:value="957" calcext:value-type="float">
            <text:p>95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58]+1" office:value-type="float" office:value="958" calcext:value-type="float">
            <text:p>95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59]+1" office:value-type="float" office:value="959" calcext:value-type="float">
            <text:p>95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60]+1" office:value-type="float" office:value="960" calcext:value-type="float">
            <text:p>9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[.A961]+1"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62]+1"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63]+1"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64]+1"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65]+1"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66]+1"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67]+1"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68]+1"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69]+1"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70]+1"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71]+1"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72]+1"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73]+1"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74]+1"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6" office:value-type="date" office:date-value="2015-01-17" calcext:value-type="date">
            <text:p>17/01/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75]+1"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76]+1"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formula="of:=[.A977]+1"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78]+1"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79]+1"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80]+1"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81]+1"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82]+1"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83]+1"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84]+1"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85]+1"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86]+1"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87]+1"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88]+1"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89]+1"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90]+1"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91]+1"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92]+1"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[.A993]+1"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994]+1" office:value-type="float" office:value="994" calcext:value-type="float">
            <text:p>99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995]+1" office:value-type="float" office:value="995" calcext:value-type="float">
            <text:p>9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996]+1" office:value-type="float" office:value="996" calcext:value-type="float">
            <text:p>99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997]+1" office:value-type="float" office:value="997" calcext:value-type="float">
            <text:p>99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998]+1" office:value-type="float" office:value="998" calcext:value-type="float">
            <text:p>99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999]+1" office:value-type="float" office:value="999" calcext:value-type="float">
            <text:p>999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00]+1"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01]+1" office:value-type="float" office:value="1001" calcext:value-type="float">
            <text:p>100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02]+1" office:value-type="float" office:value="1002" calcext:value-type="float">
            <text:p>100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03]+1" office:value-type="float" office:value="1003" calcext:value-type="float">
            <text:p>100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04]+1" office:value-type="float" office:value="1004" calcext:value-type="float">
            <text:p>100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05]+1" office:value-type="float" office:value="1005" calcext:value-type="float">
            <text:p>100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06]+1" office:value-type="float" office:value="1006" calcext:value-type="float">
            <text:p>100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07]+1" office:value-type="float" office:value="1007" calcext:value-type="float">
            <text:p>100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08]+1" office:value-type="float" office:value="1008" calcext:value-type="float">
            <text:p>100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09]+1" office:value-type="float" office:value="1009" calcext:value-type="float">
            <text:p>100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10]+1" office:value-type="float" office:value="1010" calcext:value-type="float">
            <text:p>10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11" calcext:value-type="date">
            <text:p>11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11]+1" office:value-type="float" office:value="1011" calcext:value-type="float">
            <text:p>10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12]+1" office:value-type="float" office:value="1012" calcext:value-type="float">
            <text:p>10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06" calcext:value-type="date">
            <text:p>06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13]+1"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14]+1" office:value-type="float" office:value="1014" calcext:value-type="float">
            <text:p>10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15]+1" office:value-type="float" office:value="1015" calcext:value-type="float">
            <text:p>10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16]+1"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17]+1" office:value-type="float" office:value="1017" calcext:value-type="float">
            <text:p>10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18]+1" office:value-type="float" office:value="1018" calcext:value-type="float">
            <text:p>101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19]+1" office:value-type="float" office:value="1019" calcext:value-type="float">
            <text:p>101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20]+1" office:value-type="float" office:value="1020" calcext:value-type="float">
            <text:p>10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21]+1" office:value-type="float" office:value="1021" calcext:value-type="float">
            <text:p>102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22]+1" office:value-type="float" office:value="1022" calcext:value-type="float">
            <text:p>102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23]+1" office:value-type="float" office:value="1023" calcext:value-type="float">
            <text:p>102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24]+1"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25]+1"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15-01-19" calcext:value-type="date">
            <text:p>19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26]+1" office:value-type="float" office:value="1026" calcext:value-type="float">
            <text:p>102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25" calcext:value-type="date">
            <text:p>25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27]+1" office:value-type="float" office:value="1027" calcext:value-type="float">
            <text:p>102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5-01-17" calcext:value-type="date">
            <text:p>17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28]+1" office:value-type="float" office:value="1028" calcext:value-type="float">
            <text:p>102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5-01-21" calcext:value-type="date">
            <text:p>21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29]+1" office:value-type="float" office:value="1029" calcext:value-type="float">
            <text:p>102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03" calcext:value-type="date">
            <text:p>03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30]+1" office:value-type="float" office:value="1030" calcext:value-type="float">
            <text:p>103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15-01-24" calcext:value-type="date">
            <text:p>24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31]+1" office:value-type="float" office:value="1031" calcext:value-type="float">
            <text:p>103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15-01-22" calcext:value-type="date">
            <text:p>22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32]+1" office:value-type="float" office:value="1032" calcext:value-type="float">
            <text:p>103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15-01-20" calcext:value-type="date">
            <text:p>20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33]+1" office:value-type="float" office:value="1033" calcext:value-type="float">
            <text:p>103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15-01-05" calcext:value-type="date">
            <text:p>05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34]+1" office:value-type="float" office:value="1034" calcext:value-type="float">
            <text:p>103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5-01-26" calcext:value-type="date">
            <text:p>26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35]+1" office:value-type="float" office:value="1035" calcext:value-type="float">
            <text:p>103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15-01-08" calcext:value-type="date">
            <text:p>08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36]+1" office:value-type="float" office:value="1036" calcext:value-type="float">
            <text:p>103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5-01-04" calcext:value-type="date">
            <text:p>04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37]+1" office:value-type="float" office:value="1037" calcext:value-type="float">
            <text:p>103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5-01-15" calcext:value-type="date">
            <text:p>15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38]+1" office:value-type="float" office:value="1038" calcext:value-type="float">
            <text:p>103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date" office:date-value="2015-01-06" calcext:value-type="date">
            <text:p>06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39]+1"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5-01-01" calcext:value-type="date">
            <text:p>01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40]+1" office:value-type="float" office:value="1040" calcext:value-type="float">
            <text:p>104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15-01-14" calcext:value-type="date">
            <text:p>14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41]+1" office:value-type="float" office:value="1041" calcext:value-type="float">
            <text:p>104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15-01-18" calcext:value-type="date">
            <text:p>18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42]+1" office:value-type="float" office:value="1042" calcext:value-type="float">
            <text:p>104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15-01-13" calcext:value-type="date">
            <text:p>13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43]+1" office:value-type="float" office:value="1043" calcext:value-type="float">
            <text:p>104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5-02-02" calcext:value-type="date">
            <text:p>02/02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44]+1" office:value-type="float" office:value="1044" calcext:value-type="float">
            <text:p>104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15-01-10" calcext:value-type="date">
            <text:p>10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45]+1" office:value-type="float" office:value="1045" calcext:value-type="float">
            <text:p>104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15-01-16" calcext:value-type="date">
            <text:p>16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46]+1" office:value-type="float" office:value="1046" calcext:value-type="float">
            <text:p>104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5-01-30" calcext:value-type="date">
            <text:p>30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47]+1" office:value-type="float" office:value="1047" calcext:value-type="float">
            <text:p>104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1-28" calcext:value-type="date">
            <text:p>28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48]+1" office:value-type="float" office:value="1048" calcext:value-type="float">
            <text:p>104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15-01-29" calcext:value-type="date">
            <text:p>29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49]+1" office:value-type="float" office:value="1049" calcext:value-type="float">
            <text:p>104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5-01-23" calcext:value-type="date">
            <text:p>23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50]+1" office:value-type="float" office:value="1050" calcext:value-type="float">
            <text:p>105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15-01-27" calcext:value-type="date">
            <text:p>27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51]+1" office:value-type="float" office:value="1051" calcext:value-type="float">
            <text:p>105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15-01-09" calcext:value-type="date">
            <text:p>09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52]+1" office:value-type="float" office:value="1052" calcext:value-type="float">
            <text:p>105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15-01-31" calcext:value-type="date">
            <text:p>31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53]+1" office:value-type="float" office:value="1053" calcext:value-type="float">
            <text:p>105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01-07" calcext:value-type="date">
            <text:p>07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54]+1" office:value-type="float" office:value="1054" calcext:value-type="float">
            <text:p>105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5-02-01" calcext:value-type="date">
            <text:p>01/02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55]+1" office:value-type="float" office:value="1055" calcext:value-type="float">
            <text:p>105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15-01-12" calcext:value-type="date">
            <text:p>12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56]+1" office:value-type="float" office:value="1056" calcext:value-type="float">
            <text:p>105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15-01-02" calcext:value-type="date">
            <text:p>02/01/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A1057]+1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2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58]+1"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3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59]+1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3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60]+1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3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61]+1"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3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62]+1"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3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63]+1"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3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64]+1"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3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65]+1"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3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66]+1"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3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67]+1"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3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68]+1"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3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69]+1"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2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70]+1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2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71]+1"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2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72]+1"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2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73]+1"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2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74]+1"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2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75]+1"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3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76]+1"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2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77]+1"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2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formula="of:=[.A1078]+1"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20/01/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79]+1"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" office:value-type="date" office:date-value="2015-04-01" calcext:value-type="date">
            <text:p>4/1/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80]+1"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" office:value-type="date" office:date-value="2015-04-01" calcext:value-type="date">
            <text:p>4/1/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81]+1"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" office:value-type="date" office:date-value="2015-04-01" calcext:value-type="date">
            <text:p>4/1/20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1082]+1"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8" office:value-type="date" office:date-value="2015-04-01" calcext:value-type="date">
            <text:p>4/1/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83]+1"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8" office:value-type="date" office:date-value="2015-04-01" calcext:value-type="date">
            <text:p>4/1/20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1084]+1"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8" office:value-type="date" office:date-value="2015-04-01" calcext:value-type="date">
            <text:p>4/1/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085]+1"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date" office:date-value="2015-04-01" calcext:value-type="date">
            <text:p>4/1/20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1086]+1"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8" office:value-type="date" office:date-value="2015-04-01" calcext:value-type="date">
            <text:p>4/1/20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1087]+1"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8" office:value-type="date" office:date-value="2015-04-01" calcext:value-type="date">
            <text:p>4/1/20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A1088]+1"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" office:value-type="date" office:date-value="2015-04-01" calcext:value-type="date">
            <text:p>4/1/20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 table:number-rows-repeated="1047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0_1029_0_1029_0" table:base-cell-address="$Sheet1.$A$1030" table:expression="[.A1029]+1"/>
        <table:named-expression table:name="SHARED_FORMULA_0_133_0_133_0" table:base-cell-address="$Sheet1.$A$134" table:expression="[.A133]+1"/>
        <table:named-expression table:name="SHARED_FORMULA_0_197_0_197_0" table:base-cell-address="$Sheet1.$A$198" table:expression="[.A197]+1"/>
        <table:named-expression table:name="SHARED_FORMULA_0_261_0_261_0" table:base-cell-address="$Sheet1.$A$262" table:expression="[.A261]+1"/>
        <table:named-expression table:name="SHARED_FORMULA_0_325_0_325_0" table:base-cell-address="$Sheet1.$A$326" table:expression="[.A325]+1"/>
        <table:named-expression table:name="SHARED_FORMULA_0_389_0_389_0" table:base-cell-address="$Sheet1.$A$390" table:expression="[.A389]+1"/>
        <table:named-expression table:name="SHARED_FORMULA_0_453_0_453_0" table:base-cell-address="$Sheet1.$A$454" table:expression="[.A453]+1"/>
        <table:named-expression table:name="SHARED_FORMULA_0_517_0_517_0" table:base-cell-address="$Sheet1.$A$518" table:expression="[.A517]+1"/>
        <table:named-expression table:name="SHARED_FORMULA_0_581_0_581_0" table:base-cell-address="$Sheet1.$A$582" table:expression="[.A581]+1"/>
        <table:named-expression table:name="SHARED_FORMULA_0_5_0_5_0" table:base-cell-address="$Sheet1.$A$6" table:expression="[.A5]+1"/>
        <table:named-expression table:name="SHARED_FORMULA_0_645_0_645_0" table:base-cell-address="$Sheet1.$A$646" table:expression="[.A645]+1"/>
        <table:named-expression table:name="SHARED_FORMULA_0_69_0_69_0" table:base-cell-address="$Sheet1.$A$70" table:expression="[.A69]+1"/>
        <table:named-expression table:name="SHARED_FORMULA_0_709_0_709_0" table:base-cell-address="$Sheet1.$A$710" table:expression="[.A709]+1"/>
        <table:named-expression table:name="SHARED_FORMULA_0_773_0_773_0" table:base-cell-address="$Sheet1.$A$774" table:expression="[.A773]+1"/>
        <table:named-expression table:name="SHARED_FORMULA_0_837_0_837_0" table:base-cell-address="$Sheet1.$A$838" table:expression="[.A837]+1"/>
        <table:named-expression table:name="SHARED_FORMULA_0_901_0_901_0" table:base-cell-address="$Sheet1.$A$902" table:expression="[.A901]+1"/>
        <table:named-expression table:name="SHARED_FORMULA_0_965_0_965_0" table:base-cell-address="$Sheet1.$A$966" table:expression="[.A965]+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8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day number:style="long"/>
      <number:text>/</number:text>
      <number:month number:style="long"/>
      <number:text>/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0000-00-00T00:00:01.215996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10:13:36.123000000</dc:date>
    <meta:generator>LibreOffice/4.1.0.4$Windows_x86 LibreOffice_project/89ea49ddacd9aa532507cbf852f2bb22b1ace28</meta:generator>
    <meta:editing-duration>P0D</meta:editing-duration>
    <meta:editing-cycles>1</meta:editing-cycles>
    <meta:document-statistic meta:table-count="3" meta:cell-count="6534" meta:object-count="0"/>
  </office:meta>
</office:document-meta>
</file>